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6pt" officeooo:paragraph-rsid="00176b69" style:font-size-asian="16pt" style:font-size-complex="16pt"/>
    </style:style>
    <style:style style:name="P2" style:family="paragraph" style:parent-style-name="Standard">
      <style:text-properties style:font-name="Tahoma" fo:font-style="normal" fo:font-weight="normal" officeooo:rsid="0014dc8e" officeooo:paragraph-rsid="0014dc8e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Tahoma" fo:font-style="normal" fo:font-weight="normal" officeooo:rsid="0018c311" officeooo:paragraph-rsid="0018c311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Tahoma" fo:font-style="normal" fo:font-weight="normal" officeooo:rsid="0015cc33" officeooo:paragraph-rsid="0015cc33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Arial" fo:font-size="11pt" fo:font-style="normal" fo:font-weight="normal" officeooo:paragraph-rsid="001bb39a" style:font-size-asian="9.60000038146973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text-properties style:font-name="Arial" fo:font-size="11pt" fo:font-style="normal" fo:font-weight="normal" officeooo:rsid="0014dc8e" officeooo:paragraph-rsid="0014dc8e" style:font-size-asian="9.60000038146973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text-properties style:font-name="Arial" fo:font-size="11pt" fo:font-style="normal" fo:font-weight="normal" officeooo:rsid="00176b69" officeooo:paragraph-rsid="00176b69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text-properties style:font-name="Arial" fo:font-size="11pt" fo:font-style="normal" fo:font-weight="normal" officeooo:rsid="0020a58a" officeooo:paragraph-rsid="0020a58a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style:font-name="Arial" fo:font-size="11pt" fo:font-style="normal" fo:font-weight="normal" officeooo:paragraph-rsid="001c21a9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style:font-name="Arial" fo:font-size="11pt" fo:font-style="normal" fo:font-weight="normal" officeooo:rsid="00213ca9" officeooo:paragraph-rsid="00213ca9" style:font-size-asian="9.60000038146973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text-properties style:font-name="Arial" fo:font-size="11pt" fo:font-style="normal" fo:font-weight="normal" officeooo:rsid="00213ca9" officeooo:paragraph-rsid="002b2cef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text-properties style:font-name="Arial" fo:font-size="11pt" fo:font-style="normal" fo:font-weight="normal" officeooo:rsid="00213ca9" officeooo:paragraph-rsid="002d2a2d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style:font-name="Arial" fo:font-size="11pt" fo:font-style="normal" fo:font-weight="normal" officeooo:rsid="00213ca9" officeooo:paragraph-rsid="002eeb7a" style:font-size-asian="9.60000038146973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style:font-name="Arial" fo:font-size="11pt" fo:font-style="normal" fo:font-weight="normal" officeooo:rsid="0021e426" officeooo:paragraph-rsid="0021e426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style:font-name="Arial" fo:font-size="11pt" fo:font-style="normal" fo:font-weight="normal" officeooo:paragraph-rsid="002686ee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style:font-name="Arial" fo:font-size="11pt" fo:font-style="italic" fo:font-weight="normal" officeooo:rsid="001bb39a" officeooo:paragraph-rsid="001bb39a" style:font-size-asian="9.60000038146973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text-properties style:font-name="Arial" fo:font-size="11pt" fo:font-style="italic" fo:font-weight="normal" officeooo:rsid="0018c311" officeooo:paragraph-rsid="002686ee" style:font-size-asian="9.60000038146973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>
      <style:text-properties style:font-name="Arial" fo:font-size="11pt" fo:font-style="italic" fo:font-weight="normal" officeooo:rsid="0019c4de" officeooo:paragraph-rsid="002686ee" style:font-size-asian="9.60000038146973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>
      <style:text-properties style:font-name="Arial" fo:font-size="11pt" fo:font-style="italic" fo:font-weight="normal" officeooo:paragraph-rsid="002686ee" style:font-size-asian="9.60000038146973pt" style:font-style-asian="italic" style:font-weight-asian="normal" style:font-size-complex="11pt" style:font-style-complex="italic" style:font-weight-complex="normal"/>
    </style:style>
    <style:style style:name="P20" style:family="paragraph" style:parent-style-name="Standard">
      <style:text-properties style:font-name="Arial" fo:font-size="16pt" fo:font-style="normal" fo:font-weight="bold" officeooo:rsid="00176b69" officeooo:paragraph-rsid="00176b69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text-properties style:font-name="Arial" fo:font-size="13pt" fo:font-style="normal" fo:font-weight="bold" officeooo:rsid="00176b69" officeooo:paragraph-rsid="00176b69" style:font-size-asian="11.3500003814697pt" style:font-style-asian="normal" style:font-weight-asian="bold" style:font-size-complex="13pt" style:font-style-complex="normal" style:font-weight-complex="bold"/>
    </style:style>
    <style:style style:name="P22" style:family="paragraph" style:parent-style-name="Standard">
      <style:text-properties style:font-name="Arial" fo:font-size="13pt" fo:font-style="normal" fo:font-weight="bold" officeooo:rsid="002686ee" officeooo:paragraph-rsid="002686ee" style:font-size-asian="11.3500003814697pt" style:font-style-asian="normal" style:font-weight-asian="bold" style:font-size-complex="13pt" style:font-style-complex="normal" style:font-weight-complex="bold"/>
    </style:style>
    <style:style style:name="P23" style:family="paragraph" style:parent-style-name="Standard">
      <style:text-properties style:font-name="Arial" fo:font-size="11pt" fo:font-style="normal" fo:font-weight="normal" officeooo:rsid="002993c6" officeooo:paragraph-rsid="002993c6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tyle="normal" fo:font-weight="normal" officeooo:rsid="0014dc8e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76b69" style:font-style-asian="normal" style:font-weight-asian="normal" style:font-style-complex="normal" style:font-weight-complex="normal"/>
    </style:style>
    <style:style style:name="T3" style:family="text">
      <style:text-properties fo:font-style="italic" officeooo:rsid="0019c4de" style:font-style-asian="italic" style:font-style-complex="italic"/>
    </style:style>
    <style:style style:name="T4" style:family="text">
      <style:text-properties fo:font-style="italic" officeooo:rsid="0019d104" style:font-style-asian="italic" style:font-style-complex="italic"/>
    </style:style>
    <style:style style:name="T5" style:family="text">
      <style:text-properties fo:font-style="italic" officeooo:rsid="001c21a9" style:font-style-asian="italic" style:font-style-complex="italic"/>
    </style:style>
    <style:style style:name="T6" style:family="text">
      <style:text-properties fo:font-style="italic" officeooo:rsid="001dd070" style:font-style-asian="italic" style:font-style-complex="italic"/>
    </style:style>
    <style:style style:name="T7" style:family="text">
      <style:text-properties fo:font-style="italic" officeooo:rsid="002d6eb7" style:font-style-asian="italic" style:font-style-complex="italic"/>
    </style:style>
    <style:style style:name="T8" style:family="text">
      <style:text-properties fo:font-style="italic" officeooo:rsid="0030530a" style:font-style-asian="italic" style:font-style-complex="italic"/>
    </style:style>
    <style:style style:name="T9" style:family="text">
      <style:text-properties style:font-name="Arial" fo:font-style="normal" fo:font-weight="bold" officeooo:rsid="0014dc8e" style:font-style-asian="normal" style:font-weight-asian="bold" style:font-style-complex="normal" style:font-weight-complex="bold"/>
    </style:style>
    <style:style style:name="T10" style:family="text">
      <style:text-properties style:font-name="Arial" fo:font-style="normal" fo:font-weight="bold" officeooo:rsid="00176b69" style:font-style-asian="normal" style:font-weight-asian="bold" style:font-style-complex="normal" style:font-weight-complex="bold"/>
    </style:style>
    <style:style style:name="T11" style:family="text">
      <style:text-properties style:font-name="Arial" fo:font-size="14pt" fo:font-style="normal" fo:font-weight="bold" officeooo:rsid="00176b69" style:font-size-asian="12.25pt" style:font-style-asian="normal" style:font-weight-asian="bold" style:font-size-complex="14pt" style:font-style-complex="normal" style:font-weight-complex="bold"/>
    </style:style>
    <style:style style:name="T12" style:family="text">
      <style:text-properties officeooo:rsid="0019c4de"/>
    </style:style>
    <style:style style:name="T13" style:family="text">
      <style:text-properties officeooo:rsid="001bb39a"/>
    </style:style>
    <style:style style:name="T14" style:family="text">
      <style:text-properties officeooo:rsid="001c21a9"/>
    </style:style>
    <style:style style:name="T15" style:family="text">
      <style:text-properties officeooo:rsid="001dd070"/>
    </style:style>
    <style:style style:name="T16" style:family="text">
      <style:text-properties officeooo:rsid="001f1af9"/>
    </style:style>
    <style:style style:name="T17" style:family="text">
      <style:text-properties officeooo:rsid="0020a58a"/>
    </style:style>
    <style:style style:name="T18" style:family="text">
      <style:text-properties officeooo:rsid="00213ca9"/>
    </style:style>
    <style:style style:name="T19" style:family="text">
      <style:text-properties officeooo:rsid="0021e426"/>
    </style:style>
    <style:style style:name="T20" style:family="text">
      <style:text-properties officeooo:rsid="0022dfd4"/>
    </style:style>
    <style:style style:name="T21" style:family="text">
      <style:text-properties officeooo:rsid="002686ee"/>
    </style:style>
    <style:style style:name="T22" style:family="text">
      <style:text-properties officeooo:rsid="0019d104"/>
    </style:style>
    <style:style style:name="T23" style:family="text">
      <style:text-properties officeooo:rsid="0027dbf5"/>
    </style:style>
    <style:style style:name="T24" style:family="text">
      <style:text-properties officeooo:rsid="002993c6"/>
    </style:style>
    <style:style style:name="T25" style:family="text">
      <style:text-properties officeooo:rsid="002ab48d"/>
    </style:style>
    <style:style style:name="T26" style:family="text">
      <style:text-properties officeooo:rsid="002b2cef"/>
    </style:style>
    <style:style style:name="T27" style:family="text">
      <style:text-properties officeooo:rsid="002d2a2d"/>
    </style:style>
    <style:style style:name="T28" style:family="text">
      <style:text-properties officeooo:rsid="002d6eb7"/>
    </style:style>
    <style:style style:name="T29" style:family="text">
      <style:text-properties officeooo:rsid="002eeb7a"/>
    </style:style>
    <style:style style:name="T30" style:family="text">
      <style:text-properties officeooo:rsid="003053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„</text:span><text:span text:style-name="T10">Tour de face“</text:span></text:p>
      <text:p text:style-name="P20"/>
      <text:p text:style-name="P1"><text:span text:style-name="T11">Fassaden aus Beton</text:span><text:span text:style-name="T1"> </text:span><text:span text:style-name="T11">-</text:span><text:span text:style-name="T1"> </text:span><text:span text:style-name="T11">Eine Zeitreise in Hannover von 1965 bis 2015</text:span><text:span text:style-name="T2"> </text:span></text:p>
      <text:p text:style-name="P6"/>
      <text:p text:style-name="P2"/>
      <text:p text:style-name="P3"/>
      <text:p text:style-name="P7">Dipl.-Ing. Marion von der Heyde, Innenarchitektin, Hannover</text:p>
      <text:p text:style-name="P7"/>
      <text:p text:style-name="P7"/>
      <text:p text:style-name="P7"/>
      <text:p text:style-name="P21">Kurzfassung</text:p>
      <text:p text:style-name="P21"/>
      <text:p text:style-name="P17">Der Begriff Fassade leitet sich von dem lateinischen Wort facies für Gesicht ab. Die Fassade </text:p>
      <text:p text:style-name="P17">prägt das äußerliche Erscheinungsbild eines Gebäudes, und die aneinandergereihten Fassaden der Straßen und Plätze bilden das Gesicht einer Stadt. Je nach Bauepoche wurden Fassaden </text:p>
      <text:p text:style-name="P17">mit Schmuckelementen aufwendig dekoriert oder minimalistisch gestaltet.(1) </text:p>
      <text:p text:style-name="P21"/>
      <text:p text:style-name="P18">In den Fassaden lassen sich deshalb die Sprache der Architektur und die Innovationen der </text:p>
      <text:p text:style-name="P19"><text:span text:style-name="T12">Betontechnologie unmittelbar ablesen. Der Vortrag zeigt diese Wandlungen im Kontext </text:span><text:span text:style-name="T22">zwischen</text:span></text:p>
      <text:p text:style-name="P5"><text:span text:style-name="T4">planerischer Idee, städtebaulicher Anforderung sowie den </text:span><text:span text:style-name="T3">gesellschaftlichen </text:span><text:span text:style-name="T7">Strömungen </text:span><text:span text:style-name="T3">und baustofflichen Entwicklungen und nimmt den Zuhörer mit auf eine baukulturelle Reise durch Hannover über einen Zeitraum von 50 Jahren.</text:span><text:span text:style-name="T12"> </text:span><text:span text:style-name="T5">Einige der im Vortrag gezeigten </text:span><text:span text:style-name="T6">B</text:span><text:span text:style-name="T5">auten der 50iger und 60iger Jahre stehen zwischenzeitlich unter Denkmalschutz und </text:span><text:span text:style-name="T6">machen </text:span><text:span text:style-name="T5">damit </text:span><text:span text:style-name="T6">auch </text:span><text:span text:style-name="T5">die <text:s/>Bedeutung </text:span><text:span text:style-name="T6">des Baustoffes Beton </text:span><text:span text:style-name="T8">für die Baukultur </text:span><text:span text:style-name="T6">deutlich. </text:span><text:span text:style-name="T5"><text:s text:c="2"/></text:span><text:span text:style-name="T14"><text:s text:c="2"/></text:span></text:p>
      <text:p text:style-name="P4"/>
      <text:p text:style-name="P4"/>
      <text:p text:style-name="P22">Fassaden in Hannover</text:p>
      <text:p text:style-name="P16"/>
      <text:p text:style-name="P5"><text:span text:style-name="T13">Hannover war nach dem 2. Weltkrieg zu 90% zerstört. Nach der </text:span><text:span text:style-name="T28">Phase des </text:span><text:span text:style-name="T13">Aufräum</text:span><text:span text:style-name="T28">ens</text:span><text:span text:style-name="T13"> 1945 bis 1955 wurde beim Wiederaufbau in hohem Maße der Baustoff Beton verwendet. Entstanden sind </text:span><text:span text:style-name="T17">in den nachfolgenden Jahren </text:span><text:span text:style-name="T23">einerseits </text:span><text:span text:style-name="T16">Gebäude </text:span><text:span text:style-name="T13">mit funktionalem Charakter </text:span><text:span text:style-name="T15">unter </text:span><text:span text:style-name="T13">der Prämisse </text:span><text:span text:style-name="T16">des industriellen Bauens mit </text:span><text:span text:style-name="T13">Systemstahl und Strukturbeton, </text:span><text:span text:style-name="T23">andererseits </text:span><text:span text:style-name="T13">aber auch </text:span><text:span text:style-name="T28">Gebäude </text:span><text:span text:style-name="T14">geformt </text:span><text:span text:style-name="T13">wie Skulpturen mit hoher </text:span><text:span text:style-name="T17">Symbolkraft. </text:span><text:span text:style-name="T19">Damit </text:span><text:span text:style-name="T18">zeigt sich die </text:span><text:span text:style-name="T20">enorme </text:span><text:span text:style-name="T18">Wandelbarkeit von Beton, denn nur mit </text:span><text:span text:style-name="T23">wenigen Baustoffen k</text:span><text:span text:style-name="T18">ann in so unterschiedlicher Weise gebaut werden.</text:span><text:span text:style-name="T17"> </text:span></text:p>
      <text:p text:style-name="P8"/>
      <text:p text:style-name="P15"><text:span text:style-name="T30">B</text:span><text:span text:style-name="T13">esonder</text:span><text:span text:style-name="T30">s</text:span><text:span text:style-name="T13"> der Architekturstil der </text:span><text:span text:style-name="T16">N</text:span><text:span text:style-name="T13">achkriegsmoderne </text:span><text:span text:style-name="T14">in den 1960iger und 1970iger </text:span><text:span text:style-name="T17">gehört zu Hannover und prägt das Bild dieser Stadt </text:span><text:span text:style-name="T21">entscheidend</text:span><text:span text:style-name="T17">. Zahlreiche Versicherungsunternehmen sind in Hannover beheimatet. </text:span><text:span text:style-name="T28">D</text:span><text:span text:style-name="T15">iese </text:span><text:span text:style-name="T16">l</text:span><text:span text:style-name="T15">ießen </text:span><text:span text:style-name="T30">damals </text:span><text:span text:style-name="T15">ihre Verwaltungszentralen mit </text:span><text:span text:style-name="T16">großformatigen Fassadenelementen aus Beton gestalten als Zeichen des Aufbruch und des wirtschaftlichen Erfolges.</text:span></text:p>
      <text:p text:style-name="P9"><text:span text:style-name="T14"><text:s text:c="2"/></text:span><text:span text:style-name="T13"><text:s/></text:span></text:p>
      <text:p text:style-name="P11"><text:span text:style-name="T23">In den</text:span>1980iger und 1990iger <text:span text:style-name="T24">entstehen an den Per</text:span><text:span text:style-name="T25">i</text:span><text:span text:style-name="T24">pherien nahezu aller Großstädte der Republik neue Stadtteile aus Beton, </text:span><text:span text:style-name="T30">auch in Hannover</text:span><text:span text:style-name="T24">. Die gesellschaftlichen Utopien, die </text:span><text:span text:style-name="T25">sich </text:span><text:span text:style-name="T24">in diesen Großstrukturen </text:span><text:span text:style-name="T25">entwickeln sollten, fruchteten aber nicht </text:span><text:span text:style-name="T24">und </text:span><text:span text:style-name="T25">einhergehend mit </text:span><text:span text:style-name="T24">de</text:span><text:span text:style-name="T25">r</text:span><text:span text:style-name="T24"> Monotonie der Bauweise </text:span><text:span text:style-name="T25">werden sie zu sozialen Brennpunkten. </text:span><text:span text:style-name="T30">I</text:span><text:span text:style-name="T25">n diese</text:span><text:span text:style-name="T26">r Zeit</text:span><text:span text:style-name="T25"> </text:span><text:span text:style-name="T30">wurde Beton zum </text:span><text:span text:style-name="T25">Synonym für </text:span><text:span text:style-name="T27">Zerstörung und V</text:span><text:span text:style-name="T25">erfall </text:span><text:span text:style-name="T26">und sein Ruf </text:span><text:span text:style-name="T27">war</text:span><text:span text:style-name="T26"> massiv beschädigt</text:span><text:span text:style-name="T25">. Völlig zu Unrecht, denn der Baustoff </text:span><text:span text:style-name="T27">war</text:span><text:span text:style-name="T25"> nicht die Ursache, sondern di</text:span><text:span text:style-name="T26">e Planer und Befürworter solcher Baukonzepte</text:span><text:span text:style-name="T25">. <text:s/></text:span><text:span text:style-name="T24"><text:s/></text:span></text:p>
      <text:p text:style-name="P23"/>
      <text:p text:style-name="P12"><text:span text:style-name="T26">Um die Jahrtausendwende erlebt</text:span><text:span text:style-name="T27">e</text:span><text:span text:style-name="T26"> der Beton eine unerwartete Renaissance. </text:span><text:span text:style-name="T27">Die Sprache des Baustoffes änderte sich nun radikal. Dies wurde </text:span><text:span text:style-name="T30">unter anderem </text:span><text:span text:style-name="T27">durch die Entwicklung des SVB möglich. Dieser neue Beton öffnete konstruktive und gestalterische Türen, die bis dato verschlossen waren. </text:span><text:span text:style-name="T26">Es entstehen </text:span><text:span text:style-name="T27">schlanke und farbige </text:span><text:span text:style-name="T26">Bau</text:span><text:span text:style-name="T27">werke </text:span><text:span text:style-name="T26">die den Baustoff in </text:span><text:span text:style-name="T27">gänzlich </text:span><text:span text:style-name="T26">neue</text:span><text:span text:style-name="T27">m Licht zeigten. <text:s/></text:span></text:p>
      <text:p text:style-name="P12"><text:span text:style-name="T27"><text:s text:c="2"/></text:span><text:span text:style-name="T26"><text:s/></text:span></text:p>
      <text:p text:style-name="P13"><text:soft-page-break/><text:span text:style-name="T28">(1) Gestalten mit Beton Planungshilfen – Details – Beispiele; <text:s/></text:span><text:span text:style-name="T29">Autorin </text:span><text:span text:style-name="T28">Marion von der Heyde; </text:span><text:span text:style-name="T29">Hannover; <text:s/></text:span><text:span text:style-name="T28">Verlagsgesellschaft </text:span><text:s/><text:span text:style-name="T29">Rudolf Müller GmbH &amp; Co.KG, Köln; ISBN 978-3-481-03039-1</text:span></text:p>
      <text:p text:style-name="P10"/>
      <text:p text:style-name="P1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15:11:29.60</meta:creation-date>
    <dc:date>2017-07-22T12:57:29.56</dc:date>
    <meta:editing-duration>PT3H44M42S</meta:editing-duration>
    <meta:editing-cycles>5</meta:editing-cycles>
    <meta:generator>LibreOffice/3.6$Windows_x86 LibreOffice_project/2ef5aff-a6fb0ff-166bdff-cf087ad-0f1389</meta:generator>
    <meta:document-statistic meta:table-count="0" meta:image-count="0" meta:object-count="0" meta:page-count="2" meta:paragraph-count="19" meta:word-count="433" meta:character-count="3164" meta:non-whitespace-character-count="2720"/>
  </office:meta>
</office:document-meta>
</file>